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Text_20_body">
      <style:paragraph-properties fo:text-align="center" style:justify-single-word="false"/>
      <style:text-properties style:font-name="Georgia" officeooo:rsid="000c3290" officeooo:paragraph-rsid="000c3290"/>
    </style:style>
    <style:style style:name="P5" style:family="paragraph" style:parent-style-name="Text_20_body">
      <style:paragraph-properties fo:text-align="start" style:justify-single-word="false"/>
      <style:text-properties style:font-name="Georgia" officeooo:rsid="000c3290" officeooo:paragraph-rsid="000c3290"/>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0ed308" officeooo:paragraph-rsid="000c3290"/>
    </style:style>
    <style:style style:name="P9" style:family="paragraph" style:parent-style-name="Text_20_body">
      <style:text-properties style:font-name="Georgia"/>
    </style:style>
    <style:style style:name="P10" style:family="paragraph" style:parent-style-name="Text_20_body">
      <style:paragraph-properties fo:text-align="start" style:justify-single-word="false"/>
      <style:text-properties style:font-name="Georgia" officeooo:rsid="001ac1d1" officeooo:paragraph-rsid="001d87b1"/>
    </style:style>
    <style:style style:name="P11" style:family="paragraph" style:parent-style-name="Text_20_body">
      <style:paragraph-properties fo:text-align="start" style:justify-single-word="false"/>
      <style:text-properties style:font-name="Georgia" officeooo:rsid="001ac1d1" officeooo:paragraph-rsid="002dfd2c"/>
    </style:style>
    <style:style style:name="P12"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4" style:family="paragraph" style:parent-style-name="Text_20_body">
      <style:text-properties style:font-name="Georgia" fo:font-style="normal" officeooo:rsid="0019104e"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f72ac" style:font-style-asian="normal" style:font-style-complex="normal"/>
    </style:style>
    <style:style style:name="T9" style:family="text">
      <style:text-properties fo:font-style="normal" officeooo:rsid="000f92ed" style:font-style-asian="normal" style:font-style-complex="normal"/>
    </style:style>
    <style:style style:name="T10" style:family="text">
      <style:text-properties fo:font-style="normal" officeooo:rsid="00116032" style:font-style-asian="normal" style:font-style-complex="normal"/>
    </style:style>
    <style:style style:name="T11" style:family="text">
      <style:text-properties fo:font-style="normal" officeooo:rsid="00146bc7" style:font-style-asian="normal" style:font-style-complex="normal"/>
    </style:style>
    <style:style style:name="T12" style:family="text">
      <style:text-properties fo:font-style="normal" officeooo:rsid="001556da" style:font-style-asian="normal" style:font-style-complex="normal"/>
    </style:style>
    <style:style style:name="T13" style:family="text">
      <style:text-properties fo:font-style="normal" officeooo:rsid="00161ddd" style:font-style-asian="normal" style:font-style-complex="normal"/>
    </style:style>
    <style:style style:name="T14" style:family="text">
      <style:text-properties fo:font-style="normal" officeooo:rsid="00168eab" style:font-style-asian="normal" style:font-style-complex="normal"/>
    </style:style>
    <style:style style:name="T15" style:family="text">
      <style:text-properties fo:font-style="normal" officeooo:rsid="00185a55" style:font-style-asian="normal" style:font-style-complex="normal"/>
    </style:style>
    <style:style style:name="T16" style:family="text">
      <style:text-properties fo:font-style="normal" officeooo:rsid="0019104e" style:font-style-asian="normal" style:font-style-complex="normal"/>
    </style:style>
    <style:style style:name="T17" style:family="text">
      <style:text-properties fo:font-style="normal" officeooo:rsid="001b3ccd" style:font-style-asian="normal" style:font-style-complex="normal"/>
    </style:style>
    <style:style style:name="T18" style:family="text">
      <style:text-properties fo:font-style="normal" officeooo:rsid="001ca57e" style:font-style-asian="normal" style:font-style-complex="normal"/>
    </style:style>
    <style:style style:name="T19" style:family="text">
      <style:text-properties fo:font-style="normal" officeooo:rsid="001cc230" style:font-style-asian="normal" style:font-style-complex="normal"/>
    </style:style>
    <style:style style:name="T20" style:family="text">
      <style:text-properties fo:font-style="normal" officeooo:rsid="001f626f" style:font-style-asian="normal" style:font-style-complex="normal"/>
    </style:style>
    <style:style style:name="T21" style:family="text">
      <style:text-properties fo:font-style="normal" officeooo:rsid="0020756d" style:font-style-asian="normal" style:font-style-complex="normal"/>
    </style:style>
    <style:style style:name="T22" style:family="text">
      <style:text-properties fo:font-style="normal" officeooo:rsid="0021860e" style:font-style-asian="normal" style:font-style-complex="normal"/>
    </style:style>
    <style:style style:name="T23" style:family="text">
      <style:text-properties fo:font-style="normal" officeooo:rsid="00229da2" style:font-style-asian="normal" style:font-style-complex="normal"/>
    </style:style>
    <style:style style:name="T24" style:family="text">
      <style:text-properties fo:font-style="normal" officeooo:rsid="0023dfab" style:font-style-asian="normal" style:font-style-complex="normal"/>
    </style:style>
    <style:style style:name="T25" style:family="text">
      <style:text-properties fo:font-style="normal" officeooo:rsid="00250f80" style:font-style-asian="normal" style:font-style-complex="normal"/>
    </style:style>
    <style:style style:name="T26" style:family="text">
      <style:text-properties fo:font-style="normal" officeooo:rsid="002839ee" style:font-style-asian="normal" style:font-style-complex="normal"/>
    </style:style>
    <style:style style:name="T27" style:family="text">
      <style:text-properties fo:font-style="normal" officeooo:rsid="0028b229" style:font-style-asian="normal" style:font-style-complex="normal"/>
    </style:style>
    <style:style style:name="T28" style:family="text">
      <style:text-properties fo:font-style="normal" officeooo:rsid="002a04b2" style:font-style-asian="normal" style:font-style-complex="normal"/>
    </style:style>
    <style:style style:name="T29" style:family="text">
      <style:text-properties fo:font-style="normal" officeooo:rsid="002bff51" style:font-style-asian="normal" style:font-style-complex="normal"/>
    </style:style>
    <style:style style:name="T30" style:family="text">
      <style:text-properties fo:font-style="normal" officeooo:rsid="002dfd2c" style:font-style-asian="normal" style:font-style-complex="normal"/>
    </style:style>
    <style:style style:name="T31" style:family="text">
      <style:text-properties fo:font-style="normal" officeooo:rsid="002e17b9" style:font-style-asian="normal" style:font-style-complex="normal"/>
    </style:style>
    <style:style style:name="T32" style:family="text">
      <style:text-properties fo:font-style="normal" officeooo:rsid="002e645f" style:font-style-asian="normal" style:font-style-complex="normal"/>
    </style:style>
    <style:style style:name="T33" style:family="text">
      <style:text-properties officeooo:rsid="000f9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6">216</text:p>
      <text:p text:style-name="P4">by Kyle Eggleston</text:p>
      <text:p text:style-name="P4"/>
      <text:h text:style-name="P7" text:outline-level="1">Departures</text:h>
      <text:p text:style-name="P8"><text:tab/>Major Jack O’Brien stood at Docking Port Sixteen. Sam, the telepath, stood at the docking port doors. Jack was there to see her and the others off. Sam’s friends had already boarded the transport, she was the last one left.</text:p>
      <text:p text:style-name="P5"><text:tab/>“<text:span text:style-name="T1">So, where do you think you’ll go.” Jack asked.</text:span></text:p>
      <text:p text:style-name="P5"><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5"><text:tab/><text:span text:style-name="T3">Jack frowned. “I wish I could convince you to stay longer.” He said. “I’m sure there is more in my mind that I am unable to retrieve at this time, </text:span><text:span text:style-name="T33">memories that is.</text:span><text:span text:style-name="T3">”</text:span></text:p>
      <text:p text:style-name="P5"><text:tab/><text:span text:style-name="T3">Sam shook her head. “I’m afraid I can’t do that major.” She said. “As I told you earlier, the information I have already given you is too much for one man to know of. No one should know </text:span><text:span text:style-name="T4">that</text:span><text:span text:style-name="T8"> much of their origins. I am truly sorry.”</text:span></text:p>
      <text:p text:style-name="P5"><text:span text:style-name="T8"><text:tab/></text:span><text:span text:style-name="T9">She of course spoke of the fact that the man standing before her was a clone. He was not the original Major Jack O’Brien, that Jack was still being held captive on Dubor by Ketish, </text:span><text:span text:style-name="T10">with Ketish doing who knows what to the poor soul in captivity.</text:span></text:p>
      <text:p text:style-name="P5"><text:span text:style-name="T10"><text:tab/></text:span><text:span text:style-name="T11">Jack was sure to go after himself and mount a rescue operation. Time was on his side, Ketish didn’t know that he knew the truth. Jack planned on using that to his advantage for as long as he could.</text:span></text:p>
      <text:p text:style-name="P5"><text:span text:style-name="T11"><text:tab/></text:span><text:span text:style-name="T12">Sam looked to Jack. “You could go with us.” She proposed. “I mean you don’t really belong here now do you.”</text:span></text:p>
      <text:p text:style-name="P12"><text:tab/>The offer was tempting, Jack had always wanted to go see The Rim. See what exactly was out there, but no he couldn’t. His place was here on Crimson Gamma. He had a job to do and only he could make sure that job was taken care of.</text:p>
      <text:p text:style-name="P12"><text:tab/>“I’m sorry, I can’t.” Jack said.</text:p>
      <text:p text:style-name="P5"><text:soft-page-break/><text:span text:style-name="T12"><text:tab/></text:span><text:span text:style-name="T13">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3"><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3"><text:tab/>“Last call.” A man said over the PA system. “Last call to the outermost planets, Docking Port Sixteen.”</text:p>
      <text:p text:style-name="P13"><text:tab/>Sam shrugged. “Guess that’s me.” She said. She gave Jack a quick kiss on the cheek. “See you around, sir.” She said as she parted ways. Sam walked through the docking port doors that would take her to the transport. She didn’t look back.</text:p>
      <text:p text:style-name="P13"><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7" text:outline-level="1"><text:span text:style-name="T13">D</text:span><text:span text:style-name="T7">ubor Home World</text:span></text:h>
      <text:p text:style-name="P9"><text:span text:style-name="T7"><text:tab/></text:span><text:span text:style-name="T14">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15">He was winning as it were.</text:span></text:p>
      <text:p text:style-name="P9"><text:span text:style-name="T15"><text:tab/></text:span><text:span text:style-name="T16">There was a knock at his office door. “Yes come in, come in.” Ketish said.</text:span></text:p>
      <text:p text:style-name="P14"><text:tab/>A female surgeon stepped into the room. “You sent for me, my lord?” She asked.</text:p>
      <text:p text:style-name="P14"><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4"><text:tab/>“Yes my lord.” Nirfja said as she walked out of the office.</text:p>
      <text:p text:style-name="P14"><text:tab/>“Before long my friend, you will know what it’s like to be full Dubor.” Ketish grinned. He watched Jack on a nearby monitor. He was still in his cell pacing back and forth with what little movement he could muster.</text:p>
      <text:p text:style-name="P10"><text:span text:style-name="T7"><text:tab/>Jack paced around his cell. The guards had loosened the slack on his restraints so he was able to move about more freely. He supposed it was because he didn’t fight them last time </text:span><text:soft-page-break/><text:span text:style-name="T7">they let him out to be tortured. Or it was a trick Ketish was playing on him. He couldn’t be sure which was the case. </text:span><text:span text:style-name="T17">Whatever the case, he was glad to be able to move a little more freely. </text:span></text:p>
      <text:p text:style-name="P10"><text:span text:style-name="T17"><text:tab/></text:span><text:span text:style-name="T18">He looked at a bowl the guard hat placed down for him. It was supposed to be supper, it smelled like weed killer. Jack dared not touch it. He barely ate anymore unless it came from Ketish during an interrogation session. Jack didn’t trust the guards. </text:span><text:span text:style-name="T19">But Ketish, even though he was being tortured by him, he could be trusted for some reason. Jack couldn’t even begin to explain it. Ketish hadn’t lied to him </text:span><text:span text:style-name="T5">yet</text:span><text:span text:style-name="T19">. Everything he told him had been the truth.</text:span></text:p>
      <text:p text:style-name="P10"><text:span text:style-name="T19"><text:tab/></text:span><text:span text:style-name="T20">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10"><text:span text:style-name="T20"><text:tab/></text:span><text:span text:style-name="T21">Jack struggled as the guard released his restraints. They already had his heart, now they wanted his liver? Were they mad? He forgot who he was thinking about for a moment, of course they were mad. They were Dubor.</text:span></text:p>
      <text:p text:style-name="P10"><text:span text:style-name="T21"><text:tab/></text:span><text:span text:style-name="T22">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10"><text:span text:style-name="T22"><text:tab/></text:span><text:span text:style-name="T23">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24">Not even his own government.</text:span></text:p>
      <text:p text:style-name="P10"><text:span text:style-name="T24"><text:tab/></text:span><text:span text:style-name="T25">Entering an operating room, Jack looked at the table. It was cold. He didn’t want to have the procedure done, but there was nothing he could do about it.</text:span></text:p>
      <text:p text:style-name="P15"><text:tab/>“Lay down.” The woman said.</text:p>
      <text:p text:style-name="P15"><text:tab/>Jack did as ordered.</text:p>
      <text:p text:style-name="P15"><text:tab/>She placed a mask over his face. “Ketish suggested I avoid the gas mask, but well I don’t think you have the pain receptors to withstand the pain level I am about to inflict on you. Pleasant dreams.”</text:p>
      <text:p text:style-name="P15"><text:tab/>Jack was out like a light.</text:p>
      <text:p text:style-name="P10"><text:span text:style-name="T25"><text:tab/></text:span><text:span text:style-name="T26">Six hours later, Jack woke up in recovery. He was hooked up to several monitors that measured his heart rate, to his blood pressure, to his fluid intakes. Anything they could measure, they were measuring. Why not? He </text:span><text:span text:style-name="T6">was</text:span><text:span text:style-name="T26"> their lab rat after all.</text:span></text:p>
      <text:p text:style-name="P10"><text:soft-page-break/><text:span text:style-name="T26"><text:tab/>Jack tried to move, but was restrained by two large straps that went across his chest and legs. </text:span><text:span text:style-name="T27">He couldn’t move. </text:span><text:span text:style-name="T28">On a tray next to him was a pile of </text:span><text:span text:style-name="T32">bloody</text:span><text:span text:style-name="T28"> instruments. His blood. They didn’t even bother to clean up after themselves. Jack felt like he was going to be sick </text:span><text:span text:style-name="T29">at the sight of all the blood.</text:span></text:p>
      <text:p text:style-name="P11"><text:span text:style-name="T29"><text:tab/></text:span><text:span text:style-name="T16">Nirfja </text:span><text:span text:style-name="T30">smiled at him. “Oh good, you’re awake. How are you feeling?”</text:span></text:p>
      <text:p text:style-name="P16"><text:tab/>Jack shook his head. “Groggy.” He said.</text:p>
      <text:p text:style-name="P11"><text:span text:style-name="T30"><text:tab/></text:span><text:span text:style-name="T16">Nirfja </text:span><text:span text:style-name="T30">nodded. “Yes the sedatives will wear off in about twelve hours. I’ll keep an eye on you until you are fit to return to your cell.” She said. “Might as well get some shut eye while you wait, no telling when you’ll be able to sleep again.” She laughed.</text:span></text:p>
      <text:p text:style-name="P11"><text:span text:style-name="T30"><text:tab/></text:span><text:span text:style-name="T31">Jack followed her instructions and fell back aslee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4</text:page-count>) <text:date style:data-style-name="N37" text:date-value="2026-02-02T19:33:37.540759546">02/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2T19:33:37.429561193</dc:date>
    <meta:editing-duration>PT1H32M23S</meta:editing-duration>
    <meta:editing-cycles>42</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5" meta:word-count="1445" meta:character-count="7639" meta:non-whitespace-character-count="6200"/>
  </office:meta>
</office:document-meta>
</file>